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4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rect draw:style-name="gr1" draw:text-style-name="P2" xml:id="id2" draw:id="id2" draw:layer="layout" svg:width="7.5cm" svg:height="0.997cm" svg:x="1.5cm" svg:y="1.424cm">
          <text:p text:style-name="P1"><text:span text:style-name="T1">&lt;&lt;interface&gt;&gt;</text:span></text:p>
          <text:p text:style-name="P1"><text:span text:style-name="T1">IUnknown</text:span></text:p>
        </draw:rect>
        <draw:rect draw:style-name="gr2" draw:text-style-name="P2" xml:id="id3" draw:id="id3" draw:layer="layout" svg:width="7.5cm" svg:height="1cm" svg:x="1.5cm" svg:y="5cm">
          <text:p text:style-name="P1"><text:span text:style-name="T1">&lt;&lt;interface&gt;&gt;</text:span></text:p>
          <text:p text:style-name="P1"><text:span text:style-name="T1">ISDVMessageServer</text:span></text:p>
        </draw:rect>
        <draw:custom-shape draw:style-name="gr3" draw:text-style-name="P1" xml:id="id1" draw:id="id1" draw:layer="layout" svg:width="0.817cm" svg:height="0.715cm" svg:x="4.842cm" svg:y="2.99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5.251cm" svg:y1="2.997cm" svg:x2="5.25cm" svg:y2="2.421cm" draw:start-shape="id1" draw:start-glue-point="4" draw:end-shape="id2" draw:end-glue-point="2" svg:d="m5251 2997v-516l-1 455v-515">
          <text:p/>
        </draw:connector>
        <draw:connector draw:style-name="gr4" draw:text-style-name="P1" draw:layer="layout" draw:type="lines" svg:x1="5.251cm" svg:y1="3.712cm" svg:x2="5.25cm" svg:y2="5cm" draw:start-shape="id1" draw:start-glue-point="7" draw:end-shape="id3" draw:end-glue-point="0" svg:d="m5251 3712v515l-1 258v515">
          <text:p/>
        </draw:connector>
        <draw:rect draw:style-name="gr2" draw:text-style-name="P2" xml:id="id4" draw:id="id4" draw:layer="layout" svg:width="7.025cm" svg:height="1cm" svg:x="9.975cm" svg:y="5.001cm">
          <text:p text:style-name="P1"><text:span text:style-name="T1">&lt;&lt;interface&gt;&gt;</text:span></text:p>
          <text:p text:style-name="P1"><text:span text:style-name="T1">ISDVMessageClient</text:span></text:p>
        </draw:rect>
        <draw:connector draw:style-name="gr4" draw:text-style-name="P1" draw:layer="layout" svg:x1="5.251cm" svg:y1="3.712cm" svg:x2="13.487cm" svg:y2="5.001cm" draw:start-shape="id1" draw:start-glue-point="7" draw:end-shape="id4" draw:end-glue-point="0" svg:d="m5251 3712v645h8236v644">
          <text:p/>
        </draw:connector>
        <draw:rect draw:style-name="gr2" draw:text-style-name="P2" xml:id="id6" draw:id="id6" draw:layer="layout" svg:width="7.5cm" svg:height="1cm" svg:x="1.5cm" svg:y="8cm">
          <text:p text:style-name="P1"><text:span text:style-name="T1">&lt;&lt;interface&gt;&gt;</text:span></text:p>
          <text:p text:style-name="P1"><text:span text:style-name="T1">ISDVSingleMessageServer</text:span></text:p>
        </draw:rect>
        <draw:custom-shape draw:style-name="gr3" draw:text-style-name="P1" xml:id="id5" draw:id="id5" draw:layer="layout" svg:width="0.817cm" svg:height="0.715cm" svg:x="4.842cm" svg:y="6.49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5.251cm" svg:y1="6.498cm" svg:x2="5.25cm" svg:y2="6cm" draw:start-shape="id5" draw:start-glue-point="4" draw:end-shape="id3" draw:end-glue-point="2" svg:d="m5251 6498v-516l-1 533v-515">
          <text:p/>
        </draw:connector>
        <draw:connector draw:style-name="gr4" draw:text-style-name="P1" draw:layer="layout" draw:type="lines" svg:x1="5.25cm" svg:y1="8cm" svg:x2="5.251cm" svg:y2="7.213cm" draw:start-shape="id6" draw:end-shape="id5" draw:end-glue-point="7" svg:d="m5250 8000v-515l1 244v-516">
          <text:p/>
        </draw:connector>
        <draw:rect draw:style-name="gr2" draw:text-style-name="P2" xml:id="id8" draw:id="id8" draw:layer="layout" svg:width="7.025cm" svg:height="1cm" svg:x="9.975cm" svg:y="8.002cm">
          <text:p text:style-name="P1"><text:span text:style-name="T1">&lt;&lt;interface&gt;&gt;</text:span></text:p>
          <text:p text:style-name="P1"><text:span text:style-name="T1">ISDVSingleMessageClient</text:span></text:p>
        </draw:rect>
        <draw:custom-shape draw:style-name="gr3" draw:text-style-name="P1" xml:id="id7" draw:id="id7" draw:layer="layout" svg:width="0.817cm" svg:height="0.715cm" svg:x="13.079cm" svg:y="6.49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3.488cm" svg:y1="6.499cm" svg:x2="12.85cm" svg:y2="6.002cm" draw:start-shape="id7" draw:start-glue-point="4" svg:d="m13488 6499v-516l-638 19v0">
          <text:p/>
        </draw:connector>
        <draw:connector draw:style-name="gr4" draw:text-style-name="P1" draw:layer="layout" draw:type="lines" svg:x1="13.487cm" svg:y1="8.002cm" svg:x2="13.488cm" svg:y2="7.214cm" draw:start-shape="id8" draw:end-shape="id7" draw:end-glue-point="7" svg:d="m13487 8002v-515l1 242v-515">
          <text:p/>
        </draw:connector>
        <draw:rect draw:style-name="gr2" draw:text-style-name="P2" xml:id="id10" draw:id="id10" draw:layer="layout" svg:width="7.025cm" svg:height="1cm" svg:x="9.975cm" svg:y="11.003cm">
          <text:p text:style-name="P1"><text:span text:style-name="T1">&lt;&lt;interface&gt;&gt;</text:span></text:p>
          <text:p text:style-name="P1"><text:span text:style-name="T1">ISDVMultipleServerMessageClient</text:span></text:p>
        </draw:rect>
        <draw:custom-shape draw:style-name="gr3" draw:text-style-name="P1" xml:id="id9" draw:id="id9" draw:layer="layout" svg:width="0.817cm" svg:height="0.715cm" svg:x="13.079cm" svg:y="9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1" draw:layer="layout" draw:type="lines" svg:x1="13.488cm" svg:y1="9.5cm" svg:x2="12.85cm" svg:y2="9.003cm" draw:start-shape="id9" draw:start-glue-point="4" svg:d="m13488 9500v-516l-638 19v0">
          <text:p/>
        </draw:connector>
        <draw:connector draw:style-name="gr4" draw:text-style-name="P1" draw:layer="layout" draw:type="lines" svg:x1="13.487cm" svg:y1="11.003cm" svg:x2="13.488cm" svg:y2="10.215cm" draw:start-shape="id10" draw:end-shape="id9" draw:end-glue-point="7" svg:d="m13487 11003v-515l1 242v-5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1T17:00:27.90</dc:date>
    <meta:editing-duration>P1DT12H14M23S</meta:editing-duration>
    <meta:editing-cycles>214</meta:editing-cycles>
    <meta:generator>LibreOffice/3.4$Win32 LibreOffice_project/340m1$Build-502</meta:generator>
    <meta:document-statistic meta:object-count="19"/>
  </office:meta>
</office:document-meta>
</file>